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320000003276E9D46581B55C88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P1" style:family="paragraph" style:parent-style-name="Standard">
      <style:text-properties officeooo:rsid="000b916f" officeooo:paragraph-rsid="000b916f"/>
    </style:style>
    <style:style style:name="P2" style:family="paragraph" style:parent-style-name="Standard">
      <style:text-properties fo:font-style="normal" officeooo:rsid="000b916f" officeooo:paragraph-rsid="000b916f" style:font-style-asian="normal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.</text:p>
      <text:p text:style-name="P2"><draw:frame draw:style-name="fr1" draw:name="=form_var_image_raw" text:anchor-type="paragraph" svg:width="1.764cm" svg:height="1.764cm" draw:z-index="0"><draw:image xlink:href="Pictures/10000000000000320000003276E9D46581B55C88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1T14:51:55.822025761</meta:creation-date>
    <dc:date>2017-05-11T15:06:31.659202915</dc:date>
    <meta:editing-duration>PT2M59S</meta:editing-duration>
    <meta:editing-cycles>2</meta:editing-cycles>
    <meta:generator>LibreOffice/5.3.0.3$Linux_X86_64 LibreOffice_project/30m0$Build-3</meta:generator>
    <meta:document-statistic meta:table-count="0" meta:image-count="1" meta:object-count="0" meta:page-count="1" meta:paragraph-count="1" meta:word-count="1" meta:character-count="6" meta:non-whitespace-character-count="6"/>
  </office:meta>
</office:document-meta>
</file>